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661ec"/>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Title" style:master-page-name="First_20_Page">
      <style:paragraph-properties style:page-number="auto" fo:break-before="page"/>
      <style:text-properties style:font-name="Arial"/>
    </style:style>
    <style:style style:name="P4" style:family="paragraph" style:parent-style-name="Title">
      <style:text-properties style:font-name="Arial"/>
    </style:style>
    <style:style style:name="P5" style:family="paragraph" style:parent-style-name="Heading_20_1">
      <style:text-properties style:font-name="Arial"/>
    </style:style>
    <style:style style:name="P6" style:family="paragraph" style:parent-style-name="Heading_20_1">
      <style:text-properties style:font-name="Arial" fo:font-size="20pt" style:font-size-asian="20pt" style:font-size-complex="20pt"/>
    </style:style>
    <style:style style:name="P7" style:family="paragraph" style:parent-style-name="Heading_20_1">
      <style:paragraph-properties fo:break-before="page"/>
      <style:text-properties style:font-name="Arial"/>
    </style:style>
    <style:style style:name="P8" style:family="paragraph" style:parent-style-name="Heading_20_1" style:list-style-name="">
      <style:paragraph-properties fo:hyphenation-ladder-count="no-limit" fo:break-before="page"/>
      <style:text-properties style:font-name="Arial" officeooo:paragraph-rsid="0028632f" fo:hyphenate="false" loext:hyphenation-no-caps="false"/>
    </style:style>
    <style:style style:name="P9" style:family="paragraph" style:parent-style-name="Heading_20_3">
      <style:text-properties officeooo:rsid="0030f1b9" officeooo:paragraph-rsid="0030f1b9"/>
    </style:style>
    <style:style style:name="P10" style:family="paragraph" style:parent-style-name="Heading_20_3">
      <style:text-properties style:font-name="Arial" officeooo:rsid="0030f1b9" officeooo:paragraph-rsid="0030f1b9"/>
    </style:style>
    <style:style style:name="P11" style:family="paragraph" style:parent-style-name="Standard" style:list-style-name="L1"/>
    <style:style style:name="P12" style:family="paragraph" style:parent-style-name="Standard">
      <style:text-properties style:font-name="Arial"/>
    </style:style>
    <style:style style:name="P13" style:family="paragraph" style:parent-style-name="Text_20_body" style:list-style-name="L4"/>
    <style:style style:name="P14" style:family="paragraph" style:parent-style-name="Text_20_body">
      <style:text-properties style:font-name="Arial"/>
    </style:style>
    <style:style style:name="P15" style:family="paragraph" style:parent-style-name="Text_20_body">
      <style:text-properties style:font-name="Arial" officeooo:rsid="00328b9c" officeooo:paragraph-rsid="00328b9c"/>
    </style:style>
    <style:style style:name="P16" style:family="paragraph" style:parent-style-name="Text_20_body">
      <style:paragraph-properties fo:text-align="center" style:justify-single-word="false"/>
      <style:text-properties style:font-name="Arial"/>
    </style:style>
    <style:style style:name="P17" style:family="paragraph" style:parent-style-name="Text_20_body">
      <style:paragraph-properties fo:text-align="center" style:justify-single-word="false"/>
      <style:text-properties style:font-name="Arial" officeooo:paragraph-rsid="0028b88e"/>
    </style:style>
    <style:style style:name="P18" style:family="paragraph" style:parent-style-name="Text_20_body" style:list-style-name="">
      <style:paragraph-properties fo:hyphenation-ladder-count="no-limit"/>
      <style:text-properties style:font-name="Arial" officeooo:rsid="0028b88e" officeooo:paragraph-rsid="0028b88e" fo:background-color="transparent" fo:hyphenate="false" loext:hyphenation-no-caps="false"/>
    </style:style>
    <style:style style:name="P19" style:family="paragraph" style:parent-style-name="Text_20_body" style:list-style-name="L2">
      <style:text-properties style:font-name="Arial"/>
    </style:style>
    <style:style style:name="P20" style:family="paragraph" style:parent-style-name="Text_20_body" style:list-style-name="L2">
      <style:text-properties style:font-name="Arial" officeooo:rsid="0022167c" officeooo:paragraph-rsid="0022167c"/>
    </style:style>
    <style:style style:name="P21" style:family="paragraph" style:parent-style-name="Text_20_body" style:list-style-name="L3">
      <style:text-properties style:font-name="Arial" officeooo:rsid="0022167c" officeooo:paragraph-rsid="0022167c"/>
    </style:style>
    <style:style style:name="P22" style:family="paragraph" style:parent-style-name="Text_20_body" style:list-style-name="L2">
      <style:text-properties style:font-name="Arial" officeooo:rsid="002366e6" officeooo:paragraph-rsid="002366e6"/>
    </style:style>
    <style:style style:name="P23" style:family="paragraph" style:parent-style-name="Text_20_body" style:list-style-name="L2">
      <style:text-properties style:font-name="Arial" officeooo:rsid="00173f0b" officeooo:paragraph-rsid="00173f0b"/>
    </style:style>
    <style:style style:name="P24" style:family="paragraph" style:parent-style-name="Text_20_body" style:list-style-name="L3">
      <style:text-properties style:font-name="Arial"/>
    </style:style>
    <style:style style:name="P25" style:family="paragraph" style:parent-style-name="Text_20_body" style:list-style-name="L4">
      <style:text-properties style:font-name="Arial"/>
    </style:style>
    <style:style style:name="P26" style:family="paragraph" style:parent-style-name="Text_20_body">
      <style:text-properties officeooo:rsid="0033e6d7" officeooo:paragraph-rsid="0033e6d7"/>
    </style:style>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1fb7dd"/>
    </style:style>
    <style:style style:name="T5" style:family="text">
      <style:text-properties officeooo:rsid="0022167c"/>
    </style:style>
    <style:style style:name="T6" style:family="text">
      <style:text-properties officeooo:rsid="00247dfd"/>
    </style:style>
    <style:style style:name="T7" style:family="text">
      <style:text-properties officeooo:rsid="00294a7d"/>
    </style:style>
    <style:style style:name="T8" style:family="text">
      <style:text-properties officeooo:rsid="002da63f"/>
    </style:style>
    <style:style style:name="T9" style:family="text">
      <style:text-properties style:font-name="Arial"/>
    </style:style>
    <style:style style:name="T10" style:family="text">
      <style:text-properties style:font-name="Arial" fo:background-color="transparent" loext:char-shading-value="0"/>
    </style:style>
    <style:style style:name="T11" style:family="text">
      <style:text-properties style:font-name="Arial" fo:font-weight="bold" style:font-weight-asian="bold" style:font-weight-complex="bold"/>
    </style:style>
    <style:style style:name="T12" style:family="text">
      <style:text-properties style:font-name="Arial" fo:font-style="italic" style:font-style-asian="italic" style:font-style-complex="italic"/>
    </style:style>
    <style:style style:name="T13" style:family="text">
      <style:text-properties style:font-name="Arial" officeooo:rsid="002661ec"/>
    </style:style>
    <style:style style:name="T14" style:family="text">
      <style:text-properties style:font-name="Arial" officeooo:rsid="00340e6d"/>
    </style:style>
    <style:style style:name="T15" style:family="text">
      <style:text-properties officeooo:rsid="0033e6d7"/>
    </style:style>
    <style:style style:name="T16" style:family="text">
      <style:text-properties officeooo:rsid="00340e6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NEA Project Analysis</text:p>
      <text:p text:style-name="P14"/>
      <text:p text:style-name="P16">Jacob Halleron #____</text:p>
      <text:p text:style-name="P17">The Sandon School <text:span text:style-name="T2">#____</text:span></text:p>
      <text:h text:style-name="P8"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409_2397385668" text:style-name="Index_20_Link" text:visited-style-name="Index_20_Link"><text:span text:style-name="T10">Contents<text:tab/>2</text:span></text:a></text:p>
          <text:p text:style-name="P2"><text:a xlink:type="simple" xlink:href="#__RefHeading___Toc411_2397385668" text:style-name="Index_20_Link" text:visited-style-name="Index_20_Link"><text:span text:style-name="T10">Background<text:tab/>3</text:span></text:a></text:p>
          <text:p text:style-name="P2"><text:a xlink:type="simple" xlink:href="#__RefHeading___Toc413_2397385668" text:style-name="Index_20_Link" text:visited-style-name="Index_20_Link"><text:span text:style-name="T10">Market Research<text:tab/>3</text:span></text:a></text:p>
          <text:p text:style-name="P2"><text:a xlink:type="simple" xlink:href="#__RefHeading___Toc415_2397385668" text:style-name="Index_20_Link" text:visited-style-name="Index_20_Link"><text:span text:style-name="T10">End User / Target Audience<text:tab/>3</text:span></text:a></text:p>
          <text:p text:style-name="P2"><text:a xlink:type="simple" xlink:href="#__RefHeading___Toc417_2397385668" text:style-name="Index_20_Link" text:visited-style-name="Index_20_Link"><text:span text:style-name="T10">Research<text:tab/>3</text:span></text:a></text:p>
          <text:p text:style-name="P2"><text:a xlink:type="simple" xlink:href="#__RefHeading___Toc419_2397385668" text:style-name="Index_20_Link" text:visited-style-name="Index_20_Link"><text:span text:style-name="T10">Objectives<text:tab/>3</text:span></text:a></text:p>
          <text:p text:style-name="P2"><text:a xlink:type="simple" xlink:href="#__RefHeading___Toc421_2397385668" text:style-name="Index_20_Link" text:visited-style-name="Index_20_Link"><text:span text:style-name="T10">Proposed Solution<text:tab/>4</text:span></text:a></text:p>
          <text:p text:style-name="P2"><text:a xlink:type="simple" xlink:href="#__RefHeading___Toc423_2397385668" text:style-name="Index_20_Link" text:visited-style-name="Index_20_Link"><text:span text:style-name="T10">Model<text:tab/>4</text:span></text:a></text:p>
          <text:p text:style-name="P2"><text:a xlink:type="simple" xlink:href="#__RefHeading___Toc425_2397385668" text:style-name="Index_20_Link" text:visited-style-name="Index_20_Link"><text:span text:style-name="T10">Project Log<text:tab/>5</text:span></text:a></text:p>
        </text:index-body>
      </text:table-of-content>
      <text:h text:style-name="P18" text:outline-level="1"/>
      <text:h text:style-name="P7" text:outline-level="1"><text:bookmark-start text:name="__RefHeading___Toc411_2397385668"/>Background<text:bookmark-end text:name="__RefHeading___Toc411_2397385668"/></text:h>
      <text:p text:style-name="P12"><text:span text:style-name="T16">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 all the other topics crammed into students’ memory. T</text:span>eaching of <text:span text:style-name="T16">this</text:span> <text:span text:style-name="T16">at</text:span> GCSE and A-level is <text:span text:style-name="T16">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h text:style-name="P5" text:outline-level="1"><text:bookmark-start text:name="__RefHeading___Toc413_2397385668"/>Market Research<text:bookmark-end text:name="__RefHeading___Toc413_2397385668"/></text:h>
      <text:p text:style-name="P12">There are a few other products on the web.</text:p>
      <text:h text:style-name="P10" text:outline-level="3"><text:a xlink:type="simple" xlink:href="http://visualgo.net/" text:style-name="Internet_20_link" text:visited-style-name="Visited_20_Internet_20_Link">VisuAlgo</text:a></text:h>
      <text:p text:style-name="P15">This one v<text:span text:style-name="Default_20_Paragraph_20_Font">isualises a large quantity of algorithms and data structures, but I think the user interface is a bit confusing and there isn’t much information on each process.</text:span></text:p>
      <text:h text:style-name="P9" text:outline-level="3"><text:a xlink:type="simple" xlink:href="http://sorting.at/" text:style-name="Internet_20_link" text:visited-style-name="Visited_20_Internet_20_Link"><text:span text:style-name="T9">SORTING</text:span></text:a></text:h>
      <text:p text:style-name="P26"><text:span text:style-name="T9"/></text:p>
      <text:h text:style-name="P10" text:outline-level="3"><text:a xlink:type="simple" xlink:href="http://toptal.com/developers/sorting-algorithms" text:style-name="Internet_20_link" text:visited-style-name="Visited_20_Internet_20_Link">Toptal</text:a></text:h>
      <text:p text:style-name="P12"/>
      <text:list xml:id="list1156032946" text:style-name="L1">
        <text:list-item>
          <text:p text:style-name="P11"><text:span text:style-name="Default_20_Paragraph_20_Font"><text:span text:style-name="T11">VisuAlgo</text:span></text:span><text:span text:style-name="Default_20_Paragraph_20_Font"><text:span text:style-name="T9"> (visualgo.net) – Visualises a large quantity of algorithms and data structures, but I think the user interface is a bit confusing and there isn’t much information on each process.</text:span></text:span></text:p>
        </text:list-item>
        <text:list-item>
          <text:p text:style-name="P11"><text:span text:style-name="Default_20_Paragraph_20_Font"><text:span text:style-name="T11">SORTING</text:span></text:span><text:span text:style-name="Default_20_Paragraph_20_Font"><text:span text:style-name="T9"> (sorting.at) – Very pretty, has the option to compare multiple algorithms, but only shows </text:span></text:span><text:span text:style-name="Default_20_Paragraph_20_Font"><text:span text:style-name="T12">sorting</text:span></text:span><text:span text:style-name="Default_20_Paragraph_20_Font"><text:span text:style-name="T9"> algorithms, and with very limited controls.</text:span></text:span></text:p>
        </text:list-item>
        <text:list-item>
          <text:p text:style-name="P11"><text:span text:style-name="Default_20_Paragraph_20_Font"><text:span text:style-name="T11">Toptal</text:span></text:span><text:span text:style-name="Default_20_Paragraph_20_Font"><text:span text:style-name="T9"> (toptal.com/developers/sorting-algorithms) – Shows several sorting algorithms, but all at once and with very limited array size. Also only shows sorting algorithms.</text:span></text:span></text:p>
        </text:list-item>
      </text:list>
      <text:p text:style-name="Standard"><text:span text:style-name="Default_20_Paragraph_20_Font"><text:span text:style-name="T9"/></text:span></text:p>
      <text:p text:style-name="P1"><text:span text:style-name="Default_20_Paragraph_20_Font"><text:span text:style-name="T13">My solution will fix these problems with a clean, simple interface and the ability to view <text:s/>different types of algorithm. There will also be the option to compare algorithms.</text:span></text:span></text:p>
      <text:h text:style-name="P5" text:outline-level="1"><text:bookmark-start text:name="__RefHeading___Toc415_2397385668"/>End User / Target Audience<text:bookmark-end text:name="__RefHeading___Toc415_2397385668"/></text:h>
      <text:p text:style-name="P12">Not sure what the difference between “End User” and “Target Audience” is. The product would be targeted at English-speaking A-level and GCSE Computer Science students, so age 14-18. Any device should work as long as it can run a web browser with scripting enabled; most can.</text:p>
      <text:h text:style-name="P6" text:outline-level="1"><text:bookmark-start text:name="__RefHeading___Toc417_2397385668"/>Research<text:bookmark-end text:name="__RefHeading___Toc417_2397385668"/></text:h>
      <text:p text:style-name="P14">No research so far.</text:p>
      <text:h text:style-name="P5" text:outline-level="1"><text:bookmark-start text:name="__RefHeading___Toc419_2397385668"/><text:soft-page-break/>Objectives<text:bookmark-end text:name="__RefHeading___Toc419_2397385668"/></text:h>
      <text:list xml:id="list2096260141" text:style-name="L2">
        <text:list-item>
          <text:p text:style-name="P19">Express.<text:span text:style-name="T7">js</text:span> back-end</text:p>
        </text:list-item>
        <text:list-item>
          <text:p text:style-name="P19">Site design using HTML/CSS</text:p>
        </text:list-item>
        <text:list-item>
          <text:p text:style-name="P19"><text:span text:style-name="T5">Resizeable box</text:span> to show data structure</text:p>
          <text:list>
            <text:list-item>
              <text:p text:style-name="P19"><text:span text:style-name="T5">Contains either</text:span>:</text:p>
              <text:list>
                <text:list-item>
                  <text:p text:style-name="P19">bar chart, <text:span text:style-name="T4">which shows array</text:span></text:p>
                </text:list-item>
                <text:list-item>
                  <text:p text:style-name="P19">graph (in the mathematical sense, nodes and arcs)</text:p>
                </text:list-item>
                <text:list-item>
                  <text:p text:style-name="P19">tree <text:span text:style-name="T4">structure</text:span></text:p>
                </text:list-item>
              </text:list>
            </text:list-item>
            <text:list-item>
              <text:p text:style-name="P20">Can be updated to render an object in the JS runtime. This will happen every time the algorithm changes something in it.</text:p>
            </text:list-item>
          </text:list>
        </text:list-item>
        <text:list-item>
          <text:p text:style-name="P22">Control box</text:p>
          <text:list>
            <text:list-item>
              <text:p text:style-name="P22">Alters the tick rate of whatever algorithm is running. I <text:span text:style-name="T6">might</text:span> need to do some funky coding in the JavaScript realm so that <text:span text:style-name="T8">each algorithm’s speed can be controlled, probably using a </text:span></text:p>
            </text:list-item>
          </text:list>
        </text:list-item>
        <text:list-item>
          <text:p text:style-name="P19">Algorithms themselves:</text:p>
          <text:list>
            <text:list-item>
              <text:p text:style-name="P23">Sort <text:span text:style-name="T1">(array)</text:span></text:p>
            </text:list-item>
            <text:list-item>
              <text:p text:style-name="P23">Pathfind <text:span text:style-name="T1">(graph)</text:span></text:p>
            </text:list-item>
            <text:list-item>
              <text:p text:style-name="P23">Search <text:span text:style-name="T1">(array)</text:span></text:p>
            </text:list-item>
            <text:list-item>
              <text:p text:style-name="P23">Graph/tree traversal</text:p>
            </text:list-item>
          </text:list>
        </text:list-item>
      </text:list>
      <text:h text:style-name="P5" text:outline-level="1"><text:bookmark-start text:name="__RefHeading___Toc421_2397385668"/>Proposed Solution<text:bookmark-end text:name="__RefHeading___Toc421_2397385668"/></text:h>
      <text:p text:style-name="P14">The solution will be a website with a complex client-server model. Javascript, HTML and CSS will be used, along with some basic Node.js for the server. In terms of development software a browser, text editor and terminal should do.</text:p>
      <text:p text:style-name="P14">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h text:style-name="P5" text:outline-level="1"><text:bookmark-start text:name="__RefHeading___Toc423_2397385668"/>Model<text:bookmark-end text:name="__RefHeading___Toc423_2397385668"/></text:h>
      <text:p text:style-name="P14">Improper sitemap:</text:p>
      <text:list xml:id="list430729891" text:style-name="L3">
        <text:list-item>
          <text:p text:style-name="P24">Menu</text:p>
          <text:list>
            <text:list-item>
              <text:p text:style-name="P21">Diagram</text:p>
            </text:list-item>
            <text:list-item>
              <text:p text:style-name="P24"><text:span text:style-name="T5">C</text:span>ontrols:</text:p>
              <text:list>
                <text:list-item>
                  <text:p text:style-name="P24">Play/Pause button</text:p>
                </text:list-item>
                <text:list-item>
                  <text:p text:style-name="P24"><text:soft-page-break/>Next/Prev buttons</text:p>
                </text:list-item>
                <text:list-item>
                  <text:p text:style-name="P24">Tick speed input box</text:p>
                </text:list-item>
                <text:list-item>
                  <text:p text:style-name="P24">Reset (randomise)</text:p>
                </text:list-item>
              </text:list>
            </text:list-item>
            <text:list-item>
              <text:p text:style-name="P24">Local variables</text:p>
            </text:list-item>
            <text:list-item>
              <text:p text:style-name="P24">Code Block</text:p>
            </text:list-item>
            <text:list-item>
              <text:p text:style-name="P24">Big O, potentially with chart</text:p>
            </text:list-item>
          </text:list>
        </text:list-item>
      </text:list>
      <text:h text:style-name="P5" text:outline-level="1"><text:bookmark-start text:name="__RefHeading___Toc425_2397385668"/>Project Log<text:bookmark-end text:name="__RefHeading___Toc425_2397385668"/></text:h>
      <text:list xml:id="list2488669300" text:style-name="L4">
        <text:list-item>
          <text:p text:style-name="P25">2020-03-22: Created this analysis document.</text:p>
        </text:list-item>
        <text:list-item>
          <text:p text:style-name="P25">2020-03-25: Wrote ’Market Research’ section.</text:p>
        </text:list-item>
        <text:list-item>
          <text:p text:style-name="P13"><text:span text:style-name="Default_20_Paragraph_20_Font"><text:span text:style-name="T9">2020-04-01: Created </text:span></text:span><text:a xlink:type="simple" xlink:href="https://github.com/halogen487/visualiser" office:target-frame-name="_top" xlink:show="replace" text:style-name="Internet_20_link" text:visited-style-name="Visited_20_Internet_20_Link"><text:span text:style-name="Default_20_Paragraph_20_Font"><text:span text:style-name="T9">git repo</text:span></text:span></text:a><text:span text:style-name="Default_20_Paragraph_20_Font"><text:span text:style-name="T9">. Switching to git commits for the log.</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2.2$Linux_X86_64 LibreOffice_project/5751006d328844ba3fa6124ed263bbf122f0788a</meta:generator>
    <meta:creation-date>2021-03-22T09:19:00Z</meta:creation-date>
    <dc:date>2021-04-26T10:47:15.421414862</dc:date>
    <meta:editing-cycles>35</meta:editing-cycles>
    <meta:editing-duration>PT5H10M47S</meta:editing-duration>
    <meta:document-statistic meta:table-count="0" meta:image-count="0" meta:object-count="0" meta:page-count="5" meta:paragraph-count="64" meta:word-count="626" meta:character-count="3733" meta:non-whitespace-character-count="3197"/>
    <meta:template xlink:type="simple" xlink:actuate="onRequest" xlink:title="" xlink:href="Normal"/>
  </office:meta>
</office:document-meta>
</file>